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fo:language="en" fo:country="US"/>
    </style:style>
    <style:style style:name="P2" style:parent-style-name="Normal" style:family="paragraph">
      <style:paragraph-properties fo:text-align="justify"/>
      <style:text-properties fo:language="en" fo:country="US"/>
    </style:style>
    <style:style style:name="P3" style:parent-style-name="Normal" style:family="paragraph">
      <style:paragraph-properties fo:text-align="justify"/>
      <style:text-properties fo:language="en" fo:country="US"/>
    </style:style>
    <style:style style:name="P4" style:parent-style-name="Normal" style:family="paragraph">
      <style:paragraph-properties fo:text-align="justify"/>
      <style:text-properties fo:language="en" fo:country="US"/>
    </style:style>
    <style:style style:name="P5" style:parent-style-name="Normal" style:family="paragraph">
      <style:paragraph-properties fo:text-align="justify"/>
      <style:text-properties fo:language="en" fo:country="US"/>
    </style:style>
    <style:style style:name="P6" style:parent-style-name="Normal" style:family="paragraph">
      <style:paragraph-properties fo:text-align="justify"/>
      <style:text-properties fo:language="en" fo:country="US"/>
    </style:style>
    <style:style style:name="P7" style:parent-style-name="Normal" style:family="paragraph">
      <style:paragraph-properties fo:text-align="justify"/>
      <style:text-properties fo:language="en" fo:country="US"/>
    </style:style>
    <style:style style:name="P8" style:parent-style-name="Normal" style:family="paragraph">
      <style:paragraph-properties fo:text-align="justify"/>
      <style:text-properties fo:language="en" fo:country="US"/>
    </style:style>
    <style:style style:name="P9" style:parent-style-name="Normal" style:family="paragraph">
      <style:paragraph-properties fo:text-align="justify"/>
      <style:text-properties fo:language="en" fo:country="US"/>
    </style:style>
    <style:style style:name="P10" style:parent-style-name="Normal" style:family="paragraph">
      <style:paragraph-properties fo:text-align="justify"/>
      <style:text-properties fo:language="en" fo:country="US"/>
    </style:style>
    <style:style style:name="P11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12" style:parent-style-name="Normal" style:family="paragraph">
      <style:paragraph-properties fo:text-align="justify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font-weight="bold" style:font-weight-asian="bold" style:font-weight-complex="bold"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paragraph-properties fo:text-align="justify"/>
      <style:text-properties fo:language="en" fo:country="US"/>
    </style:style>
    <style:style style:name="P24" style:parent-style-name="Normal" style:family="paragraph">
      <style:paragraph-properties fo:text-align="justify"/>
      <style:text-properties fo:language="en" fo:country="US"/>
    </style:style>
    <style:style style:name="P25" style:parent-style-name="Normal" style:family="paragraph">
      <style:paragraph-properties fo:text-align="justify"/>
      <style:text-properties fo:language="en" fo:country="US"/>
    </style:style>
    <style:style style:name="P26" style:parent-style-name="Normal" style:family="paragraph">
      <style:paragraph-properties fo:text-align="justify"/>
      <style:text-properties fo:language="en" fo:country="US"/>
    </style:style>
    <style:style style:name="P27" style:parent-style-name="Normal" style:family="paragraph">
      <style:paragraph-properties fo:text-align="justify"/>
      <style:text-properties fo:language="en" fo:country="US"/>
    </style:style>
    <style:style style:name="P28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29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30" style:parent-style-name="Normal" style:family="paragraph">
      <style:paragraph-properties fo:text-align="justify"/>
      <style:text-properties fo:font-weight="bold" style:font-weight-asian="bold" style:font-weight-complex="bold" fo:language="en" fo:country="US"/>
    </style:style>
    <style:style style:name="P31" style:parent-style-name="Normal" style:family="paragraph">
      <style:paragraph-properties fo:text-align="justify"/>
      <style:text-properties fo:language="en" fo:country="US"/>
    </style:style>
    <style:style style:name="P32" style:parent-style-name="Normal" style:family="paragraph">
      <style:paragraph-properties fo:text-align="justify"/>
      <style:text-properties fo:language="en" fo:country="US"/>
    </style:style>
    <style:style style:name="P33" style:parent-style-name="Normal" style:family="paragraph">
      <style:paragraph-properties fo:text-align="justify"/>
      <style:text-properties fo:language="en" fo:country="US"/>
    </style:style>
    <style:style style:name="P34" style:parent-style-name="Normal" style:family="paragraph">
      <style:paragraph-properties fo:text-align="justify"/>
      <style:text-properties fo:language="en" fo:country="US"/>
    </style:style>
  </office:automatic-styles>
  <office:body>
    <office:text text:use-soft-page-breaks="true">
      <text:p text:style-name="P1">14, Whitegate grove,</text:p>
      <text:p text:style-name="P2">Longton,</text:p>
      <text:p text:style-name="P3">Stoke-on-Trent.</text:p>
      <text:p text:style-name="P4">ST3 1NG</text:p>
      <text:p text:style-name="P5">11 October 2022.</text:p>
      <text:p text:style-name="P6"/>
      <text:p text:style-name="P7">UK Visa and Immigration<text:s/>Service,</text:p>
      <text:p text:style-name="P8">United Kingdom.</text:p>
      <text:p text:style-name="P9">Dear Sir or Madam.</text:p>
      <text:p text:style-name="P10"/>
      <text:p text:style-name="P11">LETTTER OF CONSENT FROM THE PARENTS<text:s/>FOR VISA APPLICATION.</text:p>
      <text:p text:style-name="P12"><text:span text:style-name="T13">We wish to confirm that<text:s/></text:span><text:span text:style-name="T14">Mr Mofetoluwa Folayimika Jasiel Adeniyi</text:span><text:span text:style-name="T15"><text:s/>is our son</text:span><text:span text:style-name="T16">,</text:span><text:span text:style-name="T17"><text:s/></text:span><text:span text:style-name="T18">we are his legal guardians</text:span><text:span text:style-name="T19"><text:s/>and both responsible for his welfare.</text:span><text:span text:style-name="T20"><text:s/>Mofetoluwa</text:span><text:span text:style-name="T21"><text:s/>was born at the Royal Stoke University Hospital on the July 21, 2022. We consent to his application<text:s/></text:span><text:span text:style-name="T22">for his dependent child visa, and he will be living with us at 14 white gate grove, ST3 1NG.<text:s/></text:span></text:p>
      <text:p text:style-name="P23">A copy of his official birth certificate has been attached to his visa application to confirm his birth and evidence of our relationship.</text:p>
      <text:p text:style-name="P24">Please do not hesitate to contact us if you require further information.</text:p>
      <text:p text:style-name="P25"/>
      <text:p text:style-name="P26">Yours faithfully,</text:p>
      <text:p text:style-name="P27"/>
      <text:p text:style-name="P28">Temitope Oluwatobi Obolo<text:tab/><text:tab/><text:tab/><text:tab/><text:tab/>Olalekan Mayowa Adeniyi</text:p>
      <text:p text:style-name="P29">(Mother)<text:tab/><text:tab/><text:tab/><text:tab/><text:tab/><text:tab/><text:tab/>(Father)</text:p>
      <text:p text:style-name="P30">07448185672<text:tab/><text:tab/><text:tab/><text:tab/><text:tab/><text:tab/><text:tab/>07448112838</text:p>
      <text:p text:style-name="P31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opeobolo@gmail.com</meta:initial-creator>
    <dc:creator>topeobolo@gmail.com</dc:creator>
    <meta:creation-date>2022-10-11T16:35:00Z</meta:creation-date>
    <dc:date>2022-10-11T17:31:00Z</dc:date>
    <meta:template xlink:href="Normal" xlink:type="simple"/>
    <meta:editing-cycles>1</meta:editing-cycles>
    <meta:editing-duration>PT0S</meta:editing-duration>
    <meta:document-statistic meta:page-count="1" meta:paragraph-count="1" meta:word-count="132" meta:character-count="886" meta:row-count="6" meta:non-whitespace-character-count="755"/>
  </office:meta>
</office:document-meta>
</file>